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>
      <style:text-properties fo:font-weight="bold" style:font-weight-asian="bold" style:font-weight-complex="bold" style:text-underline-style="solid" style:text-underline-color="font-color"/>
    </style:style>
    <style:style style:name="T9_14" style:family="text">
      <style:text-properties fo:font-weight="bold" style:font-weight-asian="bold" style:font-weight-complex="bold" style:text-underline-style="solid" style:text-underline-color="font-color"/>
    </style:style>
    <style:style style:name="T9_15" style:family="text">
      <style:text-properties fo:font-weight="bold" style:font-weight-asian="bold" style:font-weight-complex="bold" style:text-underline-style="solid" style:text-underline-color="font-color"/>
    </style:style>
    <style:style style:name="T9_16" style:family="text">
      <style:text-properties fo:font-weight="bold" style:font-weight-asian="bold" style:font-weight-complex="bold" style:text-underline-style="solid" style:text-underline-color="font-color"/>
    </style:style>
    <style:style style:name="T9_17" style:family="text"/>
    <style:style style:name="T9_18" style:family="text"/>
    <style:style style:name="T9_19" style:family="text"/>
    <style:style style:name="T9_20" style:family="text">
      <style:text-properties fo:font-weight="bold" style:font-weight-asian="bold" style:font-weight-complex="bold" style:text-underline-style="solid" style:text-underline-color="font-color"/>
    </style:style>
    <style:style style:name="T9_21" style:family="text">
      <style:text-properties fo:font-weight="bold" style:font-weight-asian="bold" style:font-weight-complex="bold" style:text-underline-style="solid" style:text-underline-color="font-color"/>
    </style:style>
    <style:style style:name="T9_22" style:family="text">
      <style:text-properties fo:font-weight="bold" style:font-weight-asian="bold" style:font-weight-complex="bold" style:text-underline-style="solid" style:text-underline-color="font-color"/>
    </style:style>
    <style:style style:name="T9_23" style:family="text">
      <style:text-properties fo:font-weight="bold" style:font-weight-asian="bold" style:font-weight-complex="bold" style:text-underline-style="solid" style:text-underline-color="font-color"/>
    </style:style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P12" style:family="paragraph" style:parent-style-name="Heading_20_2">
      <style:paragraph-properties fo:break-before="auto" fo:line-height="115%" style:writing-mode="lr-tb"/>
    </style:style>
    <style:style style:name="T12_1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>
      <style:text-properties fo:font-size="11pt" style:font-size-asian="11pt" style:font-size-complex="11pt"/>
    </style:style>
    <style:style style:name="T13_2" style:family="text">
      <style:text-properties fo:font-size="11pt" style:font-size-asian="11pt" style:font-size-complex="11pt"/>
    </style:style>
    <style:style style:name="T13_3" style:family="text">
      <style:text-properties fo:font-size="11pt" style:font-size-asian="11pt" style:font-size-complex="11pt"/>
    </style:style>
    <style:style style:name="T13_4" style:family="text">
      <style:text-properties fo:font-size="11pt" style:font-size-asian="11pt" style:font-size-complex="11pt"/>
    </style:style>
    <style:style style:name="T13_5" style:family="text">
      <style:text-properties fo:font-size="11pt" style:font-size-asian="11pt" style:font-size-complex="11pt"/>
    </style:style>
    <style:style style:name="T13_6" style:family="text">
      <style:text-properties fo:font-size="11pt" style:font-size-asian="11pt" style:font-size-complex="11pt"/>
    </style:style>
    <style:style style:name="T13_7" style:family="text">
      <style:text-properties fo:font-size="11pt" style:font-size-asian="11pt" style:font-size-complex="11pt"/>
    </style:style>
    <style:style style:name="T13_8" style:family="text">
      <style:text-properties fo:font-size="11pt" style:font-size-asian="11pt" style:font-size-complex="11pt"/>
    </style:style>
    <style:style style:name="T13_9" style:family="text">
      <style:text-properties fo:font-size="11pt" style:font-size-asian="11pt" style:font-size-complex="11pt"/>
    </style:style>
    <style:style style:name="T13_10" style:family="text">
      <style:text-properties fo:font-size="11pt" style:font-size-asian="11pt" style:font-size-complex="11pt"/>
    </style:style>
    <style:style style:name="T13_11" style:family="text">
      <style:text-properties fo:font-size="11pt" style:font-size-asian="11pt" style:font-size-complex="11pt"/>
    </style:style>
    <style:style style:name="T13_12" style:family="text">
      <style:text-properties fo:font-size="11pt" style:font-size-asian="11pt" style:font-size-complex="11pt"/>
    </style:style>
    <style:style style:name="T13_13" style:family="text">
      <style:text-properties fo:font-size="11pt" style:font-size-asian="11pt" style:font-size-complex="11pt"/>
    </style:style>
    <style:style style:name="T13_14" style:family="text">
      <style:text-properties fo:font-size="11pt" style:font-size-asian="11pt" style:font-size-complex="11pt"/>
    </style:style>
    <style:style style:name="T13_15" style:family="text">
      <style:text-properties fo:font-size="11pt" style:font-size-asian="11pt" style:font-size-complex="11pt"/>
    </style:style>
    <style:style style:name="T13_16" style:family="text">
      <style:text-properties fo:font-size="11pt" style:font-size-asian="11pt" style:font-size-complex="11pt"/>
    </style:style>
    <style:style style:name="T13_17" style:family="text">
      <style:text-properties fo:font-size="11pt" style:font-size-asian="11pt" style:font-size-complex="11pt"/>
    </style:style>
    <style:style style:name="T13_18" style:family="text">
      <style:text-properties fo:font-size="11pt" style:font-size-asian="11pt" style:font-size-complex="11pt"/>
    </style:style>
    <style:style style:name="T13_19" style:family="text">
      <style:text-properties fo:font-size="11pt" style:font-size-asian="11pt" style:font-size-complex="11pt"/>
    </style:style>
    <style:style style:name="T13_20" style:family="text">
      <style:text-properties fo:font-size="11pt" style:font-size-asian="11pt" style:font-size-complex="11pt"/>
    </style:style>
    <style:style style:name="T13_21" style:family="text">
      <style:text-properties fo:font-size="11pt" style:font-size-asian="11pt" style:font-size-complex="11pt"/>
    </style:style>
    <style:style style:name="T13_22" style:family="text">
      <style:text-properties fo:font-size="11pt" style:font-size-asian="11pt" style:font-size-complex="11pt"/>
    </style:style>
    <style:style style:name="T13_23" style:family="text">
      <style:text-properties fo:font-size="11pt" style:font-size-asian="11pt" style:font-size-complex="11pt"/>
    </style:style>
    <style:style style:name="T13_24" style:family="text">
      <style:text-properties fo:font-size="11pt" style:font-size-asian="11pt" style:font-size-complex="11pt"/>
    </style:style>
    <style:style style:name="T13_25" style:family="text">
      <style:text-properties fo:font-size="11pt" style:font-size-asian="11pt" style:font-size-complex="11pt"/>
    </style:style>
    <style:style style:name="T13_26" style:family="text">
      <style:text-properties fo:font-size="11pt" style:font-size-asian="11pt" style:font-size-complex="11pt"/>
    </style:style>
    <style:style style:name="T13_27" style:family="text">
      <style:text-properties fo:font-size="11pt" style:font-size-asian="11pt" style:font-size-complex="11pt"/>
    </style:style>
    <style:style style:name="T13_28" style:family="text">
      <style:text-properties fo:font-size="11pt" style:font-size-asian="11pt" style:font-size-complex="11pt"/>
    </style:style>
    <style:style style:name="T13_29" style:family="text">
      <style:text-properties fo:font-size="11pt" style:font-size-asian="11pt" style:font-size-complex="11pt"/>
    </style:style>
    <style:style style:name="T13_30" style:family="text">
      <style:text-properties fo:font-size="11pt" style:font-size-asian="11pt" style:font-size-complex="11pt"/>
    </style:style>
    <style:style style:name="T13_31" style:family="text">
      <style:text-properties fo:font-size="11pt" style:font-size-asian="11pt" style:font-size-complex="11pt"/>
    </style:style>
    <style:style style:name="T13_32" style:family="text">
      <style:text-properties fo:font-size="11pt" style:font-size-asian="11pt" style:font-size-complex="11pt"/>
    </style:style>
    <style:style style:name="T13_33" style:family="text">
      <style:text-properties fo:font-size="11pt" style:font-size-asian="11pt" style:font-size-complex="11pt"/>
    </style:style>
    <style:style style:name="T13_34" style:family="text">
      <style:text-properties fo:font-size="11pt" style:font-size-asian="11pt" style:font-size-complex="11pt"/>
    </style:style>
    <style:style style:name="T13_35" style:family="text">
      <style:text-properties fo:font-size="11pt" style:font-size-asian="11pt" style:font-size-complex="11pt"/>
    </style:style>
    <style:style style:name="T13_36" style:family="text">
      <style:text-properties fo:font-size="11pt" style:font-size-asian="11pt" style:font-size-complex="11pt"/>
    </style:style>
    <style:style style:name="T13_37" style:family="text">
      <style:text-properties fo:font-size="11pt" style:font-size-asian="11pt" style:font-size-complex="11pt"/>
    </style:style>
    <style:style style:name="T13_38" style:family="text">
      <style:text-properties fo:font-size="11pt" style:font-size-asian="11pt" style:font-size-complex="11pt"/>
    </style:style>
    <style:style style:name="T13_39" style:family="text">
      <style:text-properties fo:font-size="11pt" style:font-size-asian="11pt" style:font-size-complex="11pt"/>
    </style:style>
    <style:style style:name="T13_40" style:family="text">
      <style:text-properties fo:font-size="11pt" style:font-size-asian="11pt" style:font-size-complex="11pt"/>
    </style:style>
    <style:style style:name="T13_41" style:family="text">
      <style:text-properties fo:font-size="11pt" style:font-size-asian="11pt" style:font-size-complex="11pt"/>
    </style:style>
    <style:style style:name="T13_42" style:family="text">
      <style:text-properties fo:font-size="11pt" style:font-size-asian="11pt" style:font-size-complex="11pt"/>
    </style:style>
    <style:style style:name="P14" style:family="paragraph" style:parent-style-name="Heading_20_2">
      <style:paragraph-properties fo:break-before="auto" fo:line-height="115%" style:writing-mode="lr-tb"/>
    </style:style>
    <style:style style:name="T14_1" style:family="text">
      <style:text-properties fo:font-size="11pt" style:font-size-asian="11pt" style:font-size-complex="11pt"/>
    </style:style>
    <style:style style:name="T14_2" style:family="text">
      <style:text-properties fo:font-size="11pt" style:font-size-asian="11pt" style:font-size-complex="11pt"/>
    </style:style>
    <style:style style:name="T14_3" style:family="text">
      <style:text-properties fo:font-size="11pt" style:font-size-asian="11pt" style:font-size-complex="11pt"/>
    </style:style>
    <style:style style:name="T14_4" style:family="text">
      <style:text-properties fo:font-size="11pt" style:font-size-asian="11pt" style:font-size-complex="11pt"/>
    </style:style>
    <style:style style:name="T14_5" style:family="text">
      <style:text-properties fo:font-size="11pt" style:font-size-asian="11pt" style:font-size-complex="11pt"/>
    </style:style>
    <style:style style:name="T14_6" style:family="text">
      <style:text-properties fo:font-size="11pt" style:font-size-asian="11pt" style:font-size-complex="11pt"/>
    </style:style>
    <style:style style:name="T14_7" style:family="text">
      <style:text-properties fo:font-size="11pt" style:font-size-asian="11pt" style:font-size-complex="11pt"/>
    </style:style>
    <style:style style:name="T14_8" style:family="text">
      <style:text-properties fo:font-size="11pt" style:font-size-asian="11pt" style:font-size-complex="11pt"/>
    </style:style>
    <style:style style:name="T14_9" style:family="text">
      <style:text-properties fo:font-size="11pt" style:font-size-asian="11pt" style:font-size-complex="11pt"/>
    </style:style>
    <style:style style:name="T14_10" style:family="text">
      <style:text-properties fo:font-size="11pt" style:font-size-asian="11pt" style:font-size-complex="11pt"/>
    </style:style>
    <style:style style:name="T14_11" style:family="text">
      <style:text-properties fo:font-size="11pt" style:font-size-asian="11pt" style:font-size-complex="11pt"/>
    </style:style>
    <style:style style:name="T14_12" style:family="text">
      <style:text-properties fo:font-size="11pt" style:font-size-asian="11pt" style:font-size-complex="11pt"/>
    </style:style>
    <style:style style:name="T14_13" style:family="text">
      <style:text-properties fo:font-size="11pt" style:font-size-asian="11pt" style:font-size-complex="11pt"/>
    </style:style>
    <style:style style:name="T14_14" style:family="text">
      <style:text-properties fo:font-size="11pt" style:font-size-asian="11pt" style:font-size-complex="11pt"/>
    </style:style>
    <style:style style:name="T14_15" style:family="text">
      <style:text-properties fo:font-size="11pt" style:font-size-asian="11pt" style:font-size-complex="11pt"/>
    </style:style>
    <style:style style:name="T14_16" style:family="text">
      <style:text-properties fo:font-size="11pt" style:font-size-asian="11pt" style:font-size-complex="11pt"/>
    </style:style>
    <style:style style:name="T14_17" style:family="text">
      <style:text-properties fo:font-size="11pt" style:font-size-asian="11pt" style:font-size-complex="11pt"/>
    </style:style>
    <style:style style:name="T14_18" style:family="text">
      <style:text-properties fo:font-size="11pt" style:font-size-asian="11pt" style:font-size-complex="11pt"/>
    </style:style>
    <style:style style:name="T14_19" style:family="text">
      <style:text-properties fo:font-size="11pt" style:font-size-asian="11pt" style:font-size-complex="11pt"/>
    </style:style>
    <style:style style:name="T14_20" style:family="text">
      <style:text-properties fo:font-size="11pt" style:font-size-asian="11pt" style:font-size-complex="11pt"/>
    </style:style>
    <style:style style:name="T14_21" style:family="text">
      <style:text-properties fo:font-size="11pt" style:font-size-asian="11pt" style:font-size-complex="11pt"/>
    </style:style>
    <style:style style:name="T14_22" style:family="text">
      <style:text-properties fo:font-size="11pt" style:font-size-asian="11pt" style:font-size-complex="11pt"/>
    </style:style>
    <style:style style:name="T14_23" style:family="text">
      <style:text-properties fo:font-size="11pt" style:font-size-asian="11pt" style:font-size-complex="11pt"/>
    </style:style>
    <style:style style:name="T14_24" style:family="text">
      <style:text-properties fo:font-size="11pt" style:font-size-asian="11pt" style:font-size-complex="11pt"/>
    </style:style>
    <style:style style:name="T14_25" style:family="text">
      <style:text-properties fo:font-size="11pt" style:font-size-asian="11pt" style:font-size-complex="11pt"/>
    </style:style>
    <style:style style:name="T14_26" style:family="text">
      <style:text-properties fo:font-size="11pt" style:font-size-asian="11pt" style:font-size-complex="11pt"/>
    </style:style>
    <style:style style:name="T14_27" style:family="text">
      <style:text-properties fo:font-size="11pt" style:font-size-asian="11pt" style:font-size-complex="11pt"/>
    </style:style>
    <style:style style:name="T14_28" style:family="text">
      <style:text-properties fo:font-size="11pt" style:font-size-asian="11pt" style:font-size-complex="11pt"/>
    </style:style>
    <style:style style:name="T14_29" style:family="text">
      <style:text-properties fo:font-size="11pt" style:font-size-asian="11pt" style:font-size-complex="11pt"/>
    </style:style>
    <style:style style:name="T14_30" style:family="text">
      <style:text-properties fo:font-size="11pt" style:font-size-asian="11pt" style:font-size-complex="11pt"/>
    </style:style>
    <style:style style:name="T14_31" style:family="text">
      <style:text-properties fo:font-size="11pt" style:font-size-asian="11pt" style:font-size-complex="11pt"/>
    </style:style>
    <style:style style:name="T14_32" style:family="text">
      <style:text-properties fo:font-size="11pt" style:font-size-asian="11pt" style:font-size-complex="11pt"/>
    </style:style>
    <style:style style:name="T14_33" style:family="text">
      <style:text-properties fo:font-size="11pt" style:font-size-asian="11pt" style:font-size-complex="11pt"/>
    </style:style>
    <style:style style:name="T14_34" style:family="text">
      <style:text-properties fo:font-size="11pt" style:font-size-asian="11pt" style:font-size-complex="11pt"/>
    </style:style>
    <style:style style:name="T14_35" style:family="text">
      <style:text-properties fo:font-size="11pt" style:font-size-asian="11pt" style:font-size-complex="11pt"/>
    </style:style>
    <style:style style:name="T14_36" style:family="text">
      <style:text-properties fo:font-size="11pt" style:font-size-asian="11pt" style:font-size-complex="11pt"/>
    </style:style>
    <style:style style:name="T14_37" style:family="text">
      <style:text-properties fo:font-size="11pt" style:font-size-asian="11pt" style:font-size-complex="11pt"/>
    </style:style>
    <style:style style:name="T14_38" style:family="text">
      <style:text-properties fo:font-size="11pt" style:font-size-asian="11pt" style:font-size-complex="11pt"/>
    </style:style>
    <style:style style:name="T14_39" style:family="text">
      <style:text-properties fo:font-size="11pt" style:font-size-asian="11pt" style:font-size-complex="11pt"/>
    </style:style>
    <style:style style:name="T14_40" style:family="text">
      <style:text-properties fo:font-size="11pt" style:font-size-asian="11pt" style:font-size-complex="11pt"/>
    </style:style>
    <style:style style:name="T14_41" style:family="text">
      <style:text-properties fo:font-size="11pt" style:font-size-asian="11pt" style:font-size-complex="11pt"/>
    </style:style>
    <style:style style:name="T14_42" style:family="text">
      <style:text-properties fo:font-size="11pt" style:font-size-asian="11pt" style:font-size-complex="11pt"/>
    </style:style>
    <style:style style:name="T14_43" style:family="text">
      <style:text-properties fo:font-size="11pt" style:font-size-asian="11pt" style:font-size-complex="11pt"/>
    </style:style>
    <style:style style:name="T14_44" style:family="text">
      <style:text-properties fo:font-size="11pt" style:font-size-asian="11pt" style:font-size-complex="11pt"/>
    </style:style>
    <style:style style:name="T14_45" style:family="text">
      <style:text-properties fo:font-size="11pt" style:font-size-asian="11pt" style:font-size-complex="11pt"/>
    </style:style>
    <style:style style:name="T14_46" style:family="text">
      <style:text-properties fo:font-size="11pt" style:font-size-asian="11pt" style:font-size-complex="11pt"/>
    </style:style>
    <style:style style:name="T14_47" style:family="text">
      <style:text-properties fo:font-size="11pt" style:font-size-asian="11pt" style:font-size-complex="11pt"/>
    </style:style>
    <style:style style:name="T14_48" style:family="text">
      <style:text-properties fo:font-size="11pt" style:font-size-asian="11pt" style:font-size-complex="11pt"/>
    </style:style>
    <style:style style:name="T14_49" style:family="text">
      <style:text-properties fo:font-size="11pt" style:font-size-asian="11pt" style:font-size-complex="11pt"/>
    </style:style>
    <style:style style:name="T14_50" style:family="text">
      <style:text-properties fo:font-size="11pt" style:font-size-asian="11pt" style:font-size-complex="11pt"/>
    </style:style>
    <style:style style:name="T14_51" style:family="text">
      <style:text-properties fo:font-size="11pt" style:font-size-asian="11pt" style:font-size-complex="11pt"/>
    </style:style>
    <style:style style:name="T14_52" style:family="text">
      <style:text-properties fo:font-size="11pt" style:font-size-asian="11pt" style:font-size-complex="11pt"/>
    </style:style>
    <style:style style:name="T14_53" style:family="text">
      <style:text-properties fo:font-size="11pt" style:font-size-asian="11pt" style:font-size-complex="11pt"/>
    </style:style>
    <style:style style:name="T14_54" style:family="text">
      <style:text-properties fo:font-size="11pt" style:font-size-asian="11pt" style:font-size-complex="11pt"/>
    </style:style>
    <style:style style:name="T14_55" style:family="text">
      <style:text-properties fo:font-size="11pt" style:font-size-asian="11pt" style:font-size-complex="11pt"/>
    </style:style>
    <style:style style:name="T14_56" style:family="text">
      <style:text-properties fo:font-size="11pt" style:font-size-asian="11pt" style:font-size-complex="11pt"/>
    </style:style>
    <style:style style:name="T14_57" style:family="text">
      <style:text-properties fo:font-size="11pt" style:font-size-asian="11pt" style:font-size-complex="11pt"/>
    </style:style>
    <style:style style:name="T14_58" style:family="text">
      <style:text-properties fo:font-size="11pt" style:font-size-asian="11pt" style:font-size-complex="11pt"/>
    </style:style>
    <style:style style:name="T14_59" style:family="text">
      <style:text-properties fo:font-size="11pt" style:font-size-asian="11pt" style:font-size-complex="11pt"/>
    </style:style>
    <style:style style:name="T14_60" style:family="text">
      <style:text-properties fo:font-size="11pt" style:font-size-asian="11pt" style:font-size-complex="11pt"/>
    </style:style>
    <style:style style:name="T14_61" style:family="text">
      <style:text-properties fo:font-size="11pt" style:font-size-asian="11pt" style:font-size-complex="11pt"/>
    </style:style>
    <style:style style:name="T14_62" style:family="text">
      <style:text-properties fo:font-size="11pt" style:font-size-asian="11pt" style:font-size-complex="11pt"/>
    </style:style>
    <style:style style:name="T14_63" style:family="text">
      <style:text-properties fo:font-size="11pt" style:font-size-asian="11pt" style:font-size-complex="11pt"/>
    </style:style>
    <style:style style:name="T14_64" style:family="text">
      <style:text-properties fo:font-size="11pt" style:font-size-asian="11pt" style:font-size-complex="11pt"/>
    </style:style>
    <style:style style:name="T14_65" style:family="text">
      <style:text-properties fo:font-size="11pt" style:font-size-asian="11pt" style:font-size-complex="11pt"/>
    </style:style>
    <style:style style:name="T14_66" style:family="text">
      <style:text-properties fo:font-size="11pt" style:font-size-asian="11pt" style:font-size-complex="11pt"/>
    </style:style>
    <style:style style:name="T14_67" style:family="text">
      <style:text-properties fo:font-size="11pt" style:font-size-asian="11pt" style:font-size-complex="11pt"/>
    </style:style>
    <style:style style:name="T14_68" style:family="text">
      <style:text-properties fo:font-size="11pt" style:font-size-asian="11pt" style:font-size-complex="11pt"/>
    </style:style>
    <style:style style:name="T14_69" style:family="text">
      <style:text-properties fo:font-size="11pt" style:font-size-asian="11pt" style:font-size-complex="11pt"/>
    </style:style>
    <style:style style:name="T14_70" style:family="text">
      <style:text-properties fo:font-size="11pt" style:font-size-asian="11pt" style:font-size-complex="11pt"/>
    </style:style>
    <style:style style:name="T14_71" style:family="text">
      <style:text-properties fo:font-size="11pt" style:font-size-asian="11pt" style:font-size-complex="11pt"/>
    </style:style>
    <style:style style:name="T14_72" style:family="text">
      <style:text-properties fo:font-size="11pt" style:font-size-asian="11pt" style:font-size-complex="11pt"/>
    </style:style>
    <style:style style:name="T14_73" style:family="text">
      <style:text-properties fo:font-size="11pt" style:font-size-asian="11pt" style:font-size-complex="11pt"/>
    </style:style>
    <style:style style:name="T14_74" style:family="text">
      <style:text-properties fo:font-size="11pt" style:font-size-asian="11pt" style:font-size-complex="11pt"/>
    </style:style>
    <style:style style:name="T14_75" style:family="text">
      <style:text-properties fo:font-size="11pt" style:font-size-asian="11pt" style:font-size-complex="11pt"/>
    </style:style>
    <style:style style:name="T14_76" style:family="text">
      <style:text-properties fo:font-size="11pt" style:font-size-asian="11pt" style:font-size-complex="11pt"/>
    </style:style>
    <style:style style:name="T14_77" style:family="text">
      <style:text-properties fo:font-size="11pt" style:font-size-asian="11pt" style:font-size-complex="11pt"/>
    </style:style>
    <style:style style:name="T14_78" style:family="text">
      <style:text-properties fo:font-size="11pt" style:font-size-asian="11pt" style:font-size-complex="11pt"/>
    </style:style>
    <style:style style:name="T14_79" style:family="text">
      <style:text-properties fo:font-size="11pt" style:font-size-asian="11pt" style:font-size-complex="11pt"/>
    </style:style>
    <style:style style:name="T14_80" style:family="text">
      <style:text-properties fo:font-size="11pt" style:font-size-asian="11pt" style:font-size-complex="11pt"/>
    </style:style>
    <style:style style:name="T14_81" style:family="text">
      <style:text-properties fo:font-size="11pt" style:font-size-asian="11pt" style:font-size-complex="11pt"/>
    </style:style>
    <style:style style:name="T14_82" style:family="text">
      <style:text-properties fo:font-size="11pt" style:font-size-asian="11pt" style:font-size-complex="11pt"/>
    </style:style>
    <style:style style:name="T14_83" style:family="text">
      <style:text-properties fo:font-size="11pt" style:font-size-asian="11pt" style:font-size-complex="11pt"/>
    </style:style>
    <style:style style:name="T14_84" style:family="text">
      <style:text-properties fo:font-size="11pt" style:font-size-asian="11pt" style:font-size-complex="11pt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P17" style:family="paragraph" style:parent-style-name="Heading_20_2">
      <style:paragraph-properties fo:break-before="auto" fo:line-height="115%" style:writing-mode="lr-tb"/>
    </style:style>
    <style:style style:name="T17_1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T17_2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T17_3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2">
      <style:paragraph-properties fo:break-before="auto" fo:line-height="115%" style:writing-mode="lr-tb"/>
    </style:style>
    <style:style style:name="T31_1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T31_2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T31_3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245cm" fo:margin-left="0cm"/>
    </style:style>
    <style:style style:name="Column1" style:family="table-column">
      <style:table-column-properties style:column-width="5.415cm"/>
    </style:style>
    <style:style style:name="Column2" style:family="table-column">
      <style:table-column-properties style:column-width="5.415cm"/>
    </style:style>
    <style:style style:name="Column3" style:family="table-column">
      <style:table-column-properties style:column-width="5.415cm"/>
    </style:style>
    <style:style style:name="Row1" style:family="table-row"/>
    <style:style style:name="Cell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2">
      <style:paragraph-properties fo:break-before="auto" fo:line-height="115%" style:writing-mode="lr-tb"/>
    </style:style>
    <style:style style:name="T64_1" style:family="text">
      <style:text-properties fo:color="#0b5394" fo:font-weight="bold" style:font-weight-asian="bold" style:font-weight-complex="bold"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9pt" style:font-size-asian="9pt" style:font-size-complex="9pt"/>
    </style:style>
    <style:style style:name="T68_2" style:family="text">
      <style:text-properties fo:font-size="9pt" style:font-size-asian="9pt" style:font-size-complex="9pt"/>
    </style:style>
    <style:style style:name="T68_3" style:family="text">
      <style:text-properties fo:font-size="9pt" style:font-size-asian="9pt" style:font-size-complex="9pt"/>
    </style:style>
    <style:style style:name="T68_4" style:family="text">
      <style:text-properties fo:font-size="9pt" style:font-size-asian="9pt" style:font-size-complex="9pt"/>
    </style:style>
    <style:style style:name="T68_5" style:family="text">
      <style:text-properties fo:font-size="9pt" style:font-size-asian="9pt" style:font-size-complex="9pt"/>
    </style:style>
    <style:style style:name="T68_6" style:family="text">
      <style:text-properties fo:font-size="9pt" style:font-size-asian="9pt" style:font-size-complex="9pt"/>
    </style:style>
    <style:style style:name="T68_7" style:family="text">
      <style:text-properties fo:font-size="9pt" style:font-size-asian="9pt" style:font-size-complex="9pt"/>
    </style:style>
    <style:style style:name="T68_8" style:family="text">
      <style:text-properties fo:font-size="9pt" style:font-size-asian="9pt" style:font-size-complex="9pt"/>
    </style:style>
    <style:style style:name="T68_9" style:family="text">
      <style:text-properties fo:font-size="9pt" style:font-size-asian="9pt" style:font-size-complex="9pt"/>
    </style:style>
    <style:style style:name="T68_10" style:family="text">
      <style:text-properties fo:font-size="9pt" style:font-size-asian="9pt" style:font-size-complex="9pt"/>
    </style:style>
    <style:style style:name="T68_11" style:family="text">
      <style:text-properties fo:font-size="9pt" style:font-size-asian="9pt" style:font-size-complex="9pt"/>
    </style:style>
    <style:style style:name="T68_12" style:family="text">
      <style:text-properties fo:font-size="9pt" style:font-size-asian="9pt" style:font-size-complex="9pt"/>
    </style:style>
    <style:style style:name="T68_13" style:family="text">
      <style:text-properties fo:font-size="9pt" style:font-size-asian="9pt" style:font-size-complex="9pt"/>
    </style:style>
    <style:style style:name="T68_14" style:family="text">
      <style:text-properties fo:font-size="9pt" style:font-size-asian="9pt" style:font-size-complex="9pt"/>
    </style:style>
    <style:style style:name="T68_15" style:family="text">
      <style:text-properties fo:font-size="9pt" style:font-size-asian="9pt" style:font-size-complex="9pt"/>
    </style:style>
    <style:style style:name="T68_16" style:family="text">
      <style:text-properties fo:font-size="9pt" style:font-size-asian="9pt" style:font-size-complex="9pt"/>
    </style:style>
    <style:style style:name="T68_17" style:family="text">
      <style:text-properties fo:font-size="9pt" style:font-size-asian="9pt" style:font-size-complex="9pt"/>
    </style:style>
    <style:style style:name="T68_18" style:family="text">
      <style:text-properties fo:font-size="9pt" style:font-size-asian="9pt" style:font-size-complex="9pt"/>
    </style:style>
    <style:style style:name="T68_19" style:family="text">
      <style:text-properties fo:font-size="9pt" style:font-size-asian="9pt" style:font-size-complex="9pt"/>
    </style:style>
    <style:style style:name="T68_20" style:family="text">
      <style:text-properties fo:font-size="9pt" style:font-size-asian="9pt" style:font-size-complex="9pt"/>
    </style:style>
    <style:style style:name="T68_21" style:family="text">
      <style:text-properties fo:font-size="9pt" style:font-size-asian="9pt" style:font-size-complex="9pt"/>
    </style:style>
    <style:style style:name="T68_22" style:family="text">
      <style:text-properties fo:font-size="9pt" style:font-size-asian="9pt" style:font-size-complex="9pt"/>
    </style:style>
    <style:style style:name="T68_23" style:family="text">
      <style:text-properties fo:font-size="9pt" style:font-size-asian="9pt" style:font-size-complex="9pt" fo:font-weight="bold" style:font-weight-asian="bold" style:font-weight-complex="bold"/>
    </style:style>
    <style:style style:name="T68_24" style:family="text">
      <style:text-properties fo:font-size="9pt" style:font-size-asian="9pt" style:font-size-complex="9pt" fo:font-weight="bold" style:font-weight-asian="bold" style:font-weight-complex="bold"/>
    </style:style>
    <style:style style:name="T68_25" style:family="text">
      <style:text-properties fo:font-size="9pt" style:font-size-asian="9pt" style:font-size-complex="9pt" fo:font-weight="bold" style:font-weight-asian="bold" style:font-weight-complex="bold"/>
    </style:style>
    <style:style style:name="T68_26" style:family="text">
      <style:text-properties fo:font-size="9pt" style:font-size-asian="9pt" style:font-size-complex="9pt" fo:font-weight="bold" style:font-weight-asian="bold" style:font-weight-complex="bold"/>
    </style:style>
    <style:style style:name="T68_27" style:family="text">
      <style:text-properties fo:font-size="9pt" style:font-size-asian="9pt" style:font-size-complex="9pt" fo:font-weight="bold" style:font-weight-asian="bold" style:font-weight-complex="bold"/>
    </style:style>
    <style:style style:name="T68_28" style:family="text">
      <style:text-properties fo:font-size="9pt" style:font-size-asian="9pt" style:font-size-complex="9pt"/>
    </style:style>
    <style:style style:name="T68_29" style:family="text"/>
  </office:automatic-styles>
  <office:body>
    <office:text>
      <text:p text:style-name="P1"><text:bookmark-start text:name="h.rueg9jgoe1l8"/><text:bookmark-end text:name="h.rueg9jgoe1l8"/><text:span text:style-name="T1_1">Cahier</text:span><text:span text:style-name="T1_2"><text:s/></text:span><text:span text:style-name="T1_3">des</text:span><text:span text:style-name="T1_4"><text:s/></text:span><text:span text:style-name="T1_5">charges</text:span><text:span text:style-name="T1_6"><text:s/>-<text:s/></text:span><text:span text:style-name="T1_7">Projet</text:span><text:span text:style-name="T1_8"><text:s/></text:span><text:span text:style-name="T1_9">Annuel</text:span></text:p>
      <text:p text:style-name="P2"/>
      <text:h text:style-name="P3" text:outline-level="10"><text:bookmark-start text:name="h.6ypves4b310w"/><text:bookmark-end text:name="h.6ypves4b310w"/><text:span text:style-name="T3_1">Contexte</text:span></text:h>
      <text:p text:style-name="P4"><text:span text:style-name="T4_1">Mr</text:span><text:span text:style-name="T4_2"><text:s/></text:span><text:span text:style-name="T4_3">SEGHAIER</text:span><text:span text:style-name="T4_4">,<text:s/></text:span><text:span text:style-name="T4_5">responsable</text:span><text:span text:style-name="T4_6"><text:s/></text:span><text:span text:style-name="T4_7">informatique</text:span><text:span text:style-name="T4_8"><text:s/></text:span><text:span text:style-name="T4_9">des</text:span><text:span text:style-name="T4_10"><text:s/></text:span><text:span text:style-name="T4_11">trois</text:span><text:span text:style-name="T4_12"><text:s/></text:span><text:span text:style-name="T4_13">groupes</text:span><text:span text:style-name="T4_14"><text:s/></text:span><text:span text:style-name="T4_15">suivants</text:span><text:span text:style-name="T4_16"><text:s/>:</text:span></text:p>
      <text:list text:style-name="LS1" xml:id="list0">
        <text:list-item>
          <text:p text:style-name="P5"><text:span text:style-name="T5_1">Groupe</text:span><text:span text:style-name="T5_2"><text:s/></text:span><text:span text:style-name="T5_3">Scolaire</text:span><text:span text:style-name="T5_4"><text:s/></text:span><text:span text:style-name="T5_5">Saint</text:span><text:span text:style-name="T5_6">-</text:span><text:span text:style-name="T5_7">Louis</text:span><text:span text:style-name="T5_8"><text:s/></text:span><text:span text:style-name="T5_9">Montcalm</text:span></text:p>
        </text:list-item>
        <text:list-item>
          <text:p text:style-name="P6"><text:span text:style-name="T6_1">Groupe</text:span><text:span text:style-name="T6_2"><text:s/></text:span><text:span text:style-name="T6_3">Scolaire</text:span><text:span text:style-name="T6_4"><text:s/></text:span><text:span text:style-name="T6_5">Saint</text:span><text:span text:style-name="T6_6">-</text:span><text:span text:style-name="T6_7">Jean</text:span><text:span text:style-name="T6_8"><text:s/></text:span><text:span text:style-name="T6_9">de</text:span><text:span text:style-name="T6_10"><text:s/></text:span><text:span text:style-name="T6_11">Montmartre</text:span></text:p>
        </text:list-item>
        <text:list-item>
          <text:p text:style-name="P7"><text:span text:style-name="T7_1">Groupe</text:span><text:span text:style-name="T7_2"><text:s/></text:span><text:span text:style-name="T7_3">Scolaire</text:span><text:span text:style-name="T7_4"><text:s/></text:span><text:span text:style-name="T7_5">La</text:span><text:span text:style-name="T7_6"><text:s/></text:span><text:span text:style-name="T7_7">Madone</text:span></text:p>
        </text:list-item>
      </text:list>
      <text:p text:style-name="P8"/>
      <text:p text:style-name="P9"><text:span text:style-name="T9_1">Dirige</text:span><text:span text:style-name="T9_2"><text:s/></text:span><text:span text:style-name="T9_3">actuellement</text:span><text:span text:style-name="T9_4"><text:s/></text:span><text:span text:style-name="T9_5">un</text:span><text:span text:style-name="T9_6"><text:s/></text:span><text:span text:style-name="T9_7">parc</text:span><text:span text:style-name="T9_8"><text:s/></text:span><text:span text:style-name="T9_9">informatique</text:span><text:span text:style-name="T9_10"><text:s/></text:span><text:span text:style-name="T9_11">de</text:span><text:span text:style-name="T9_12"><text:s/></text:span><text:span text:style-name="T9_13">700<text:s/></text:span><text:span text:style-name="T9_14">postes</text:span><text:span text:style-name="T9_15"><text:s/></text:span><text:span text:style-name="T9_16">clients</text:span><text:span text:style-name="T9_17"><text:s/></text:span><text:span text:style-name="T9_18">et</text:span><text:span text:style-name="T9_19"><text:s/></text:span><text:span text:style-name="T9_20">200<text:s/></text:span><text:span text:style-name="T9_21">applications</text:span><text:span text:style-name="T9_22"><text:s/></text:span><text:span text:style-name="T9_23">pédagogiques</text:span><text:span text:style-name="T9_24">.<text:line-break/><text:line-break/></text:span><text:span text:style-name="T9_25">Lors</text:span><text:span text:style-name="T9_26"><text:s/></text:span><text:span text:style-name="T9_27">d</text:span><text:span text:style-name="T9_28">’</text:span><text:span text:style-name="T9_29">une</text:span><text:span text:style-name="T9_30"><text:s/></text:span><text:span text:style-name="T9_31">modification</text:span><text:span text:style-name="T9_32"><text:s/></text:span><text:span text:style-name="T9_33">au</text:span><text:span text:style-name="T9_34"><text:s/></text:span><text:span text:style-name="T9_35">niveau</text:span><text:span text:style-name="T9_36"><text:s/></text:span><text:span text:style-name="T9_37">applicatif</text:span><text:span text:style-name="T9_38">,<text:s/></text:span><text:span text:style-name="T9_39">ce</text:span><text:span text:style-name="T9_40"><text:s/></text:span><text:span text:style-name="T9_41">dernier</text:span><text:span text:style-name="T9_42"><text:s/></text:span><text:span text:style-name="T9_43">doit</text:span><text:span text:style-name="T9_44"><text:s/></text:span><text:span text:style-name="T9_45">se</text:span><text:span text:style-name="T9_46"><text:s/></text:span><text:span text:style-name="T9_47">déplacer</text:span><text:span text:style-name="T9_48"><text:s/></text:span><text:span text:style-name="T9_49">pour</text:span><text:span text:style-name="T9_50"><text:s/></text:span><text:span text:style-name="T9_51">intervenir</text:span><text:span text:style-name="T9_52"><text:s/></text:span><text:span text:style-name="T9_53">et</text:span><text:span text:style-name="T9_54"><text:s/></text:span><text:span text:style-name="T9_55">mettre</text:span><text:span text:style-name="T9_56"><text:s/></text:span><text:span text:style-name="T9_57">à</text:span><text:span text:style-name="T9_58"><text:s/></text:span><text:span text:style-name="T9_59">jour</text:span><text:span text:style-name="T9_60"><text:s/></text:span><text:span text:style-name="T9_61">les</text:span><text:span text:style-name="T9_62"><text:s/></text:span><text:span text:style-name="T9_63">applications</text:span><text:span text:style-name="T9_64">.</text:span></text:p>
      <text:p text:style-name="P10"/>
      <text:p text:style-name="P11"><text:span text:style-name="T11_1">Lors</text:span><text:span text:style-name="T11_2"><text:s/></text:span><text:span text:style-name="T11_3">de</text:span><text:span text:style-name="T11_4"><text:s/></text:span><text:span text:style-name="T11_5">déploiement</text:span><text:span text:style-name="T11_6"><text:s/></text:span><text:span text:style-name="T11_7">d</text:span><text:span text:style-name="T11_8">’</text:span><text:span text:style-name="T11_9">applications</text:span><text:span text:style-name="T11_10">,<text:s/></text:span><text:span text:style-name="T11_11">le</text:span><text:span text:style-name="T11_12"><text:s/></text:span><text:span text:style-name="T11_13">responsable</text:span><text:span text:style-name="T11_14"><text:s/></text:span><text:span text:style-name="T11_15">doit</text:span><text:span text:style-name="T11_16"><text:s/></text:span><text:span text:style-name="T11_17">jouer</text:span><text:span text:style-name="T11_18"><text:s/></text:span><text:span text:style-name="T11_19">des</text:span><text:span text:style-name="T11_20"><text:s/></text:span><text:span text:style-name="T11_21">scripts</text:span><text:span text:style-name="T11_22"><text:s/></text:span><text:span text:style-name="T11_23">manuellement</text:span><text:span text:style-name="T11_24"><text:s/></text:span><text:span text:style-name="T11_25">sur</text:span><text:span text:style-name="T11_26"><text:s/></text:span><text:span text:style-name="T11_27">chaque</text:span><text:span text:style-name="T11_28"><text:s/></text:span><text:span text:style-name="T11_29">machines</text:span><text:span text:style-name="T11_30">.<text:s/></text:span><text:span text:style-name="T11_31">Aucune</text:span><text:span text:style-name="T11_32"><text:s/></text:span><text:span text:style-name="T11_33">interface</text:span><text:span text:style-name="T11_34"><text:s/></text:span><text:span text:style-name="T11_35">unifiée</text:span><text:span text:style-name="T11_36"><text:s/></text:span><text:span text:style-name="T11_37">ne</text:span><text:span text:style-name="T11_38"><text:s/></text:span><text:span text:style-name="T11_39">lui</text:span><text:span text:style-name="T11_40"><text:s/></text:span><text:span text:style-name="T11_41">permet</text:span><text:span text:style-name="T11_42"><text:s/></text:span><text:span text:style-name="T11_43">d</text:span><text:span text:style-name="T11_44">’</text:span><text:span text:style-name="T11_45">installer</text:span><text:span text:style-name="T11_46"><text:s/></text:span><text:span text:style-name="T11_47">ou</text:span><text:span text:style-name="T11_48"><text:s/></text:span><text:span text:style-name="T11_49">désinstaller</text:span><text:span text:style-name="T11_50"><text:s/></text:span><text:span text:style-name="T11_51">des</text:span><text:span text:style-name="T11_52"><text:s/></text:span><text:span text:style-name="T11_53">applications</text:span><text:span text:style-name="T11_54"><text:s/></text:span><text:span text:style-name="T11_55">sur</text:span><text:span text:style-name="T11_56"><text:s/></text:span><text:span text:style-name="T11_57">plusieurs</text:span><text:span text:style-name="T11_58"><text:s/></text:span><text:span text:style-name="T11_59">machines</text:span><text:span text:style-name="T11_60"><text:s/></text:span><text:span text:style-name="T11_61">en</text:span><text:span text:style-name="T11_62"><text:s/></text:span><text:span text:style-name="T11_63">même</text:span><text:span text:style-name="T11_64"><text:s/></text:span><text:span text:style-name="T11_65">temps</text:span><text:span text:style-name="T11_66">,<text:s/></text:span><text:span text:style-name="T11_67">ou</text:span><text:span text:style-name="T11_68"><text:s/></text:span><text:span text:style-name="T11_69">même</text:span><text:span text:style-name="T11_70"><text:s/></text:span><text:span text:style-name="T11_71">de</text:span><text:span text:style-name="T11_72"><text:s/></text:span><text:span text:style-name="T11_73">pouvoir</text:span><text:span text:style-name="T11_74"><text:s/></text:span><text:span text:style-name="T11_75">les</text:span><text:span text:style-name="T11_76"><text:s/></text:span><text:span text:style-name="T11_77">programmer</text:span><text:span text:style-name="T11_78"><text:s/></text:span><text:span text:style-name="T11_79">à</text:span><text:span text:style-name="T11_80"><text:s/></text:span><text:span text:style-name="T11_81">une</text:span><text:span text:style-name="T11_82"><text:s/></text:span><text:span text:style-name="T11_83">date</text:span><text:span text:style-name="T11_84"><text:s/></text:span><text:span text:style-name="T11_85">et</text:span><text:span text:style-name="T11_86"><text:s/></text:span><text:span text:style-name="T11_87">heure</text:span><text:span text:style-name="T11_88"><text:s/></text:span><text:span text:style-name="T11_89">souhaitée</text:span><text:span text:style-name="T11_90">.</text:span></text:p>
      <text:h text:style-name="P12" text:outline-level="10"><text:bookmark-start text:name="h.4nm269ci5b3z"/><text:bookmark-end text:name="h.4nm269ci5b3z"/><text:span text:style-name="T12_1">Objectifs</text:span></text:h>
      <text:h text:style-name="P13" text:outline-level="10"><text:bookmark-start text:name="h.iqxjo31thw0i"/><text:bookmark-end text:name="h.iqxjo31thw0i"/><text:span text:style-name="T13_1">Le</text:span><text:span text:style-name="T13_2"><text:s/></text:span><text:span text:style-name="T13_3">référent</text:span><text:span text:style-name="T13_4"><text:s/></text:span><text:span text:style-name="T13_5">désire</text:span><text:span text:style-name="T13_6"><text:s/></text:span><text:span text:style-name="T13_7">avoir</text:span><text:span text:style-name="T13_8"><text:s/></text:span><text:span text:style-name="T13_9">un</text:span><text:span text:style-name="T13_10"><text:s/></text:span><text:span text:style-name="T13_11">logiciel</text:span><text:span text:style-name="T13_12"><text:s/></text:span><text:span text:style-name="T13_13">permettant</text:span><text:span text:style-name="T13_14"><text:s/></text:span><text:span text:style-name="T13_15">d</text:span><text:span text:style-name="T13_16">’</text:span><text:span text:style-name="T13_17">effectuer</text:span><text:span text:style-name="T13_18"><text:s/></text:span><text:span text:style-name="T13_19">de</text:span><text:span text:style-name="T13_20"><text:s/></text:span><text:span text:style-name="T13_21">manière</text:span><text:span text:style-name="T13_22"><text:s/></text:span><text:span text:style-name="T13_23">unifiée</text:span><text:span text:style-name="T13_24"><text:s/></text:span><text:span text:style-name="T13_25">et</text:span><text:span text:style-name="T13_26"><text:s/></text:span><text:span text:style-name="T13_27">automatique</text:span><text:span text:style-name="T13_28"><text:s/></text:span><text:span text:style-name="T13_29">les</text:span><text:span text:style-name="T13_30"><text:s/></text:span><text:span text:style-name="T13_31">différentes</text:span><text:span text:style-name="T13_32"><text:s/></text:span><text:span text:style-name="T13_33">tâches</text:span><text:span text:style-name="T13_34"><text:s/></text:span><text:span text:style-name="T13_35">qu</text:span><text:span text:style-name="T13_36">’</text:span><text:span text:style-name="T13_37">il</text:span><text:span text:style-name="T13_38"><text:s/></text:span><text:span text:style-name="T13_39">effectue</text:span><text:span text:style-name="T13_40"><text:s/></text:span><text:span text:style-name="T13_41">déjà</text:span><text:span text:style-name="T13_42">.</text:span></text:h>
      <text:h text:style-name="P14" text:outline-level="10"><text:bookmark-start text:name="h.a89nppw0zi2n"/><text:bookmark-end text:name="h.a89nppw0zi2n"/><text:span text:style-name="T14_1">Le</text:span><text:span text:style-name="T14_2"><text:s/></text:span><text:span text:style-name="T14_3">logiciel</text:span><text:span text:style-name="T14_4"><text:s/></text:span><text:span text:style-name="T14_5">doit</text:span><text:span text:style-name="T14_6"><text:s/></text:span><text:span text:style-name="T14_7">indiquer</text:span><text:span text:style-name="T14_8"><text:s/></text:span><text:span text:style-name="T14_9">un</text:span><text:span text:style-name="T14_10"><text:s/></text:span><text:span text:style-name="T14_11">état</text:span><text:span text:style-name="T14_12"><text:s/></text:span><text:span text:style-name="T14_13">du</text:span><text:span text:style-name="T14_14"><text:s/></text:span><text:span text:style-name="T14_15">réseau</text:span><text:span text:style-name="T14_16"><text:s/></text:span><text:span text:style-name="T14_17">et</text:span><text:span text:style-name="T14_18"><text:s/></text:span><text:span text:style-name="T14_19">des</text:span><text:span text:style-name="T14_20"><text:s/></text:span><text:span text:style-name="T14_21">machines</text:span><text:span text:style-name="T14_22"><text:s/></text:span><text:span text:style-name="T14_23">en</text:span><text:span text:style-name="T14_24"><text:s/></text:span><text:span text:style-name="T14_25">temps</text:span><text:span text:style-name="T14_26"><text:s/></text:span><text:span text:style-name="T14_27">réels</text:span><text:span text:style-name="T14_28"><text:s/></text:span><text:span text:style-name="T14_29">et</text:span><text:span text:style-name="T14_30"><text:s/></text:span><text:span text:style-name="T14_31">également</text:span><text:span text:style-name="T14_32"><text:s/></text:span><text:span text:style-name="T14_33">permettre</text:span><text:span text:style-name="T14_34"><text:s/></text:span><text:span text:style-name="T14_35">la</text:span><text:span text:style-name="T14_36"><text:s/></text:span><text:span text:style-name="T14_37">prise</text:span><text:span text:style-name="T14_38"><text:s/></text:span><text:span text:style-name="T14_39">en</text:span><text:span text:style-name="T14_40"><text:s/></text:span><text:span text:style-name="T14_41">main</text:span><text:span text:style-name="T14_42"><text:s/></text:span><text:span text:style-name="T14_43">à</text:span><text:span text:style-name="T14_44"><text:s/></text:span><text:span text:style-name="T14_45">distance</text:span><text:span text:style-name="T14_46">,<text:s/></text:span><text:span text:style-name="T14_47">le</text:span><text:span text:style-name="T14_48"><text:s/></text:span><text:span text:style-name="T14_49">déploiement</text:span><text:span text:style-name="T14_50"><text:s/></text:span><text:span text:style-name="T14_51">automatique</text:span><text:span text:style-name="T14_52"><text:s/></text:span><text:span text:style-name="T14_53">d</text:span><text:span text:style-name="T14_54">’</text:span><text:span text:style-name="T14_55">applications</text:span><text:span text:style-name="T14_56"><text:s/></text:span><text:span text:style-name="T14_57">ainsi</text:span><text:span text:style-name="T14_58"><text:s/></text:span><text:span text:style-name="T14_59">que</text:span><text:span text:style-name="T14_60"><text:s/></text:span><text:span text:style-name="T14_61">différentes</text:span><text:span text:style-name="T14_62"><text:s/></text:span><text:span text:style-name="T14_63">opérations</text:span><text:span text:style-name="T14_64"><text:s/></text:span><text:span text:style-name="T14_65">de</text:span><text:span text:style-name="T14_66"><text:s/></text:span><text:span text:style-name="T14_67">gestions</text:span><text:span text:style-name="T14_68"><text:s/></text:span><text:span text:style-name="T14_69">et</text:span><text:span text:style-name="T14_70"><text:s/></text:span><text:span text:style-name="T14_71">maintenance</text:span><text:span text:style-name="T14_72"><text:s/></text:span><text:span text:style-name="T14_73">sur</text:span><text:span text:style-name="T14_74"><text:s/></text:span><text:span text:style-name="T14_75">les</text:span><text:span text:style-name="T14_76"><text:s/></text:span><text:span text:style-name="T14_77">postes</text:span><text:span text:style-name="T14_78"><text:s/>(</text:span><text:span text:style-name="T14_79">voir</text:span><text:span text:style-name="T14_80"><text:s/></text:span><text:span text:style-name="T14_81">descriptions</text:span><text:span text:style-name="T14_82"><text:s/></text:span><text:span text:style-name="T14_83">fonctionnels</text:span><text:span text:style-name="T14_84">).</text:span></text:h>
      <text:p text:style-name="P15"/>
      <text:p text:style-name="P16"><text:span text:style-name="T16_1">Il</text:span><text:span text:style-name="T16_2"><text:s/></text:span><text:span text:style-name="T16_3">s</text:span><text:span text:style-name="T16_4">’</text:span><text:span text:style-name="T16_5">agit</text:span><text:span text:style-name="T16_6"><text:s/></text:span><text:span text:style-name="T16_7">de</text:span><text:span text:style-name="T16_8"><text:s/></text:span><text:span text:style-name="T16_9">centraliser</text:span><text:span text:style-name="T16_10"><text:s/></text:span><text:span text:style-name="T16_11">certains</text:span><text:span text:style-name="T16_12"><text:s/></text:span><text:span text:style-name="T16_13">outils</text:span><text:span text:style-name="T16_14"><text:s/></text:span><text:span text:style-name="T16_15">du</text:span><text:span text:style-name="T16_16"><text:s/></text:span><text:span text:style-name="T16_17">référent</text:span><text:span text:style-name="T16_18"><text:s/></text:span><text:span text:style-name="T16_19">informatique</text:span><text:span text:style-name="T16_20"><text:s/></text:span><text:span text:style-name="T16_21">dans</text:span><text:span text:style-name="T16_22"><text:s/></text:span><text:span text:style-name="T16_23">un</text:span><text:span text:style-name="T16_24"><text:s/></text:span><text:span text:style-name="T16_25">unique</text:span><text:span text:style-name="T16_26"><text:s/></text:span><text:span text:style-name="T16_27">logiciel</text:span><text:span text:style-name="T16_28">.</text:span></text:p>
      <text:h text:style-name="P17" text:outline-level="10"><text:bookmark-start text:name="h.3kx0h0xh910n"/><text:bookmark-end text:name="h.3kx0h0xh910n"/><text:span text:style-name="T17_1">Description</text:span><text:span text:style-name="T17_2"><text:s/></text:span><text:span text:style-name="T17_3">fonctionnelle</text:span></text:h>
      <text:p text:style-name="P18"/>
      <text:p text:style-name="P19"><text:span text:style-name="T19_1">Le</text:span><text:span text:style-name="T19_2"><text:s/></text:span><text:span text:style-name="T19_3">logiciel</text:span><text:span text:style-name="T19_4"><text:s/></text:span><text:span text:style-name="T19_5">devra</text:span><text:span text:style-name="T19_6"><text:s/>:<text:s/></text:span></text:p>
      <text:list text:style-name="LS2" xml:id="list3">
        <text:list-item>
          <text:p text:style-name="P20"><text:span text:style-name="T20_1">Proposer</text:span><text:span text:style-name="T20_2"><text:s/></text:span><text:span text:style-name="T20_3">une</text:span><text:span text:style-name="T20_4"><text:s/></text:span><text:span text:style-name="T20_5">interface</text:span><text:span text:style-name="T20_6"><text:s/></text:span><text:span text:style-name="T20_7">avec</text:span><text:span text:style-name="T20_8"><text:s/></text:span><text:span text:style-name="T20_9">l</text:span><text:span text:style-name="T20_10">’</text:span><text:span text:style-name="T20_11">état</text:span><text:span text:style-name="T20_12"><text:s/></text:span><text:span text:style-name="T20_13">du</text:span><text:span text:style-name="T20_14"><text:s/></text:span><text:span text:style-name="T20_15">réseau</text:span><text:span text:style-name="T20_16">.</text:span></text:p>
          <text:list>
            <text:list-item>
              <text:p text:style-name="P21"><text:span text:style-name="T21_1">Récupérer</text:span><text:span text:style-name="T21_2"><text:s/></text:span><text:span text:style-name="T21_3">des</text:span><text:span text:style-name="T21_4"><text:s/></text:span><text:span text:style-name="T21_5">informations</text:span><text:span text:style-name="T21_6"><text:s/></text:span><text:span text:style-name="T21_7">des</text:span><text:span text:style-name="T21_8"><text:s/></text:span><text:span text:style-name="T21_9">postes</text:span><text:span text:style-name="T21_10"><text:s/></text:span><text:span text:style-name="T21_11">clients</text:span><text:span text:style-name="T21_12">.</text:span></text:p>
            </text:list-item>
            <text:list-item>
              <text:p text:style-name="P22"><text:span text:style-name="T22_1">Récupérer</text:span><text:span text:style-name="T22_2"><text:s/></text:span><text:span text:style-name="T22_3">des</text:span><text:span text:style-name="T22_4"><text:s/></text:span><text:span text:style-name="T22_5">informations</text:span><text:span text:style-name="T22_6"><text:s/></text:span><text:span text:style-name="T22_7">des</text:span><text:span text:style-name="T22_8"><text:s/></text:span><text:span text:style-name="T22_9">serveurs</text:span><text:span text:style-name="T22_10">.</text:span></text:p>
            </text:list-item>
            <text:list-item>
              <text:p text:style-name="P23"><text:span text:style-name="T23_1">Définir</text:span><text:span text:style-name="T23_2"><text:s/></text:span><text:span text:style-name="T23_3">l</text:span><text:span text:style-name="T23_4">’</text:span><text:span text:style-name="T23_5">état</text:span><text:span text:style-name="T23_6"><text:s/></text:span><text:span text:style-name="T23_7">de</text:span><text:span text:style-name="T23_8"><text:s/></text:span><text:span text:style-name="T23_9">santé</text:span><text:span text:style-name="T23_10"><text:s/></text:span><text:span text:style-name="T23_11">des</text:span><text:span text:style-name="T23_12"><text:s/></text:span><text:span text:style-name="T23_13">machines</text:span><text:span text:style-name="T23_14">.</text:span></text:p>
            </text:list-item>
          </text:list>
        </text:list-item>
        <text:list-item>
          <text:p text:style-name="P24"><text:span text:style-name="T24_1">Accéder</text:span><text:span text:style-name="T24_2"><text:s/></text:span><text:span text:style-name="T24_3">aux</text:span><text:span text:style-name="T24_4"><text:s/></text:span><text:span text:style-name="T24_5">dossiers</text:span><text:span text:style-name="T24_6"><text:s/></text:span><text:span text:style-name="T24_7">et</text:span><text:span text:style-name="T24_8"><text:s/></text:span><text:span text:style-name="T24_9">fichiers</text:span><text:span text:style-name="T24_10"><text:s/></text:span><text:span text:style-name="T24_11">de</text:span><text:span text:style-name="T24_12"><text:s/></text:span><text:span text:style-name="T24_13">partage</text:span><text:span text:style-name="T24_14"><text:s/></text:span><text:span text:style-name="T24_15">Windows</text:span><text:span text:style-name="T24_16"><text:s/></text:span><text:span text:style-name="T24_17">avec</text:span><text:span text:style-name="T24_18"><text:s/></text:span><text:span text:style-name="T24_19">une</text:span><text:span text:style-name="T24_20"><text:s/></text:span><text:span text:style-name="T24_21">permission</text:span><text:span text:style-name="T24_22"><text:s/></text:span><text:span text:style-name="T24_23">de</text:span><text:span text:style-name="T24_24"><text:s/></text:span><text:span text:style-name="T24_25">contrôle</text:span><text:span text:style-name="T24_26"><text:s/></text:span><text:span text:style-name="T24_27">totale</text:span><text:span text:style-name="T24_28">.</text:span></text:p>
          <text:list>
            <text:list-item>
              <text:p text:style-name="P25"><text:span text:style-name="T25_1">Les</text:span><text:span text:style-name="T25_2"><text:s/></text:span><text:span text:style-name="T25_3">droits</text:span><text:span text:style-name="T25_4"><text:s/></text:span><text:span text:style-name="T25_5">proviennent</text:span><text:span text:style-name="T25_6"><text:s/></text:span><text:span text:style-name="T25_7">obligatoirement</text:span><text:span text:style-name="T25_8"><text:s/></text:span><text:span text:style-name="T25_9">de</text:span><text:span text:style-name="T25_10"><text:s/></text:span><text:span text:style-name="T25_11">l</text:span><text:span text:style-name="T25_12">’</text:span><text:span text:style-name="T25_13">Active</text:span><text:span text:style-name="T25_14"><text:s/></text:span><text:span text:style-name="T25_15">Directory</text:span><text:span text:style-name="T25_16">.</text:span></text:p>
            </text:list-item>
          </text:list>
        </text:list-item>
        <text:list-item>
          <text:p text:style-name="P26"><text:span text:style-name="T26_1">Proposer</text:span><text:span text:style-name="T26_2"><text:s/></text:span><text:span text:style-name="T26_3">une</text:span><text:span text:style-name="T26_4"><text:s/></text:span><text:span text:style-name="T26_5">connexion</text:span><text:span text:style-name="T26_6"><text:s/></text:span><text:span text:style-name="T26_7">de</text:span><text:span text:style-name="T26_8"><text:s/></text:span><text:span text:style-name="T26_9">bureau</text:span><text:span text:style-name="T26_10"><text:s/></text:span><text:span text:style-name="T26_11">à</text:span><text:span text:style-name="T26_12"><text:s/></text:span><text:span text:style-name="T26_13">distance</text:span><text:span text:style-name="T26_14"><text:s/></text:span><text:span text:style-name="T26_15">depuis</text:span><text:span text:style-name="T26_16"><text:s/></text:span><text:span text:style-name="T26_17">l</text:span><text:span text:style-name="T26_18">’</text:span><text:span text:style-name="T26_19">application</text:span><text:span text:style-name="T26_20"><text:s/></text:span><text:span text:style-name="T26_21">pour</text:span><text:span text:style-name="T26_22"><text:s/></text:span><text:span text:style-name="T26_23">l</text:span><text:span text:style-name="T26_24">’</text:span><text:span text:style-name="T26_25">ensemble</text:span><text:span text:style-name="T26_26"><text:s/></text:span><text:span text:style-name="T26_27">des</text:span><text:span text:style-name="T26_28"><text:s/></text:span><text:span text:style-name="T26_29">machines</text:span><text:span text:style-name="T26_30"><text:s/></text:span><text:span text:style-name="T26_31">postes</text:span><text:span text:style-name="T26_32"><text:s/></text:span><text:span text:style-name="T26_33">clients</text:span><text:span text:style-name="T26_34"><text:s/></text:span><text:span text:style-name="T26_35">et</text:span><text:span text:style-name="T26_36"><text:s/></text:span><text:span text:style-name="T26_37">serveurs</text:span><text:span text:style-name="T26_38">.</text:span></text:p>
        </text:list-item>
        <text:list-item>
          <text:p text:style-name="P27"><text:span text:style-name="T27_1">Déployer</text:span><text:span text:style-name="T27_2"><text:s/></text:span><text:span text:style-name="T27_3">des</text:span><text:span text:style-name="T27_4"><text:s/></text:span><text:span text:style-name="T27_5">applications</text:span><text:span text:style-name="T27_6"><text:s/></text:span><text:span text:style-name="T27_7">en</text:span><text:span text:style-name="T27_8"><text:s/></text:span><text:span text:style-name="T27_9">extensions</text:span><text:span text:style-name="T27_10"><text:s/>.</text:span><text:span text:style-name="T27_11">exe</text:span><text:span text:style-name="T27_12"><text:s/></text:span><text:span text:style-name="T27_13">et</text:span><text:span text:style-name="T27_14"><text:s/>.</text:span><text:span text:style-name="T27_15">msi</text:span><text:span text:style-name="T27_16"><text:s/>(</text:span><text:span text:style-name="T27_17">x</text:span><text:span text:style-name="T27_18">86<text:s/></text:span><text:span text:style-name="T27_19">et</text:span><text:span text:style-name="T27_20"><text:s/></text:span><text:span text:style-name="T27_21">x</text:span><text:span text:style-name="T27_22">64).</text:span></text:p>
        </text:list-item>
        <text:list-item>
          <text:p text:style-name="P28"><text:span text:style-name="T28_1">Planifier</text:span><text:span text:style-name="T28_2"><text:s/></text:span><text:span text:style-name="T28_3">des</text:span><text:span text:style-name="T28_4"><text:s/></text:span><text:span text:style-name="T28_5">déploiements</text:span><text:span text:style-name="T28_6"><text:s/></text:span><text:span text:style-name="T28_7">d</text:span><text:span text:style-name="T28_8">’</text:span><text:span text:style-name="T28_9">applications</text:span><text:span text:style-name="T28_10"><text:s/>(</text:span><text:span text:style-name="T28_11">Dates</text:span><text:span text:style-name="T28_12"><text:s/></text:span><text:span text:style-name="T28_13">et</text:span><text:span text:style-name="T28_14"><text:s/></text:span><text:span text:style-name="T28_15">heures</text:span><text:span text:style-name="T28_16">)</text:span></text:p>
        </text:list-item>
        <text:list-item>
          <text:p text:style-name="P29"><text:span text:style-name="T29_1">Planifier</text:span><text:span text:style-name="T29_2"><text:s/></text:span><text:span text:style-name="T29_3">des</text:span><text:span text:style-name="T29_4"><text:s/></text:span><text:span text:style-name="T29_5">redémarrages</text:span><text:span text:style-name="T29_6">,<text:s/></text:span><text:span text:style-name="T29_7">extinction</text:span><text:span text:style-name="T29_8"><text:s/></text:span><text:span text:style-name="T29_9">et</text:span><text:span text:style-name="T29_10"><text:s/></text:span><text:span text:style-name="T29_11">allumage</text:span><text:span text:style-name="T29_12"><text:s/></text:span><text:span text:style-name="T29_13">de</text:span><text:span text:style-name="T29_14"><text:s/></text:span><text:span text:style-name="T29_15">machines</text:span><text:span text:style-name="T29_16"><text:s/></text:span><text:span text:style-name="T29_17">à</text:span><text:span text:style-name="T29_18"><text:s/></text:span><text:span text:style-name="T29_19">distance</text:span><text:span text:style-name="T29_20">.(</text:span><text:span text:style-name="T29_21">Dates</text:span><text:span text:style-name="T29_22"><text:s/></text:span><text:span text:style-name="T29_23">et</text:span><text:span text:style-name="T29_24"><text:s/></text:span><text:span text:style-name="T29_25">heures</text:span><text:span text:style-name="T29_26">)</text:span></text:p>
        </text:list-item>
      </text:list>
      <text:p text:style-name="P30"/>
      <text:h text:style-name="P31" text:outline-level="10"><text:bookmark-start text:name="h.m2d9sw85k9hq"/><text:bookmark-end text:name="h.m2d9sw85k9hq"/><text:span text:style-name="T31_1">Enveloppe</text:span><text:span text:style-name="T31_2"><text:s/></text:span><text:span text:style-name="T31_3">budgétaire</text:span></text:h>
      <text:p text:style-name="P32"/>
      <text:p text:style-name="P33"><text:span text:style-name="T33_1">Gratuit</text:span><text:span text:style-name="T33_2">.<text:line-break/></text:span><text:span text:style-name="T33_3">L</text:span><text:span text:style-name="T33_4">’</text:span><text:span text:style-name="T33_5">entreprise</text:span><text:span text:style-name="T33_6"><text:s/></text:span><text:span text:style-name="T33_7">se</text:span><text:span text:style-name="T33_8"><text:s/></text:span><text:span text:style-name="T33_9">réserve</text:span><text:span text:style-name="T33_10"><text:s/></text:span><text:span text:style-name="T33_11">le</text:span><text:span text:style-name="T33_12"><text:s/></text:span><text:span text:style-name="T33_13">droit</text:span><text:span text:style-name="T33_14"><text:s/></text:span><text:span text:style-name="T33_15">de</text:span><text:span text:style-name="T33_16"><text:s/></text:span><text:span text:style-name="T33_17">donner</text:span><text:span text:style-name="T33_18"><text:s/></text:span><text:span text:style-name="T33_19">une</text:span><text:span text:style-name="T33_20"><text:s/></text:span><text:span text:style-name="T33_21">compensation</text:span><text:span text:style-name="T33_22"><text:s/></text:span><text:span text:style-name="T33_23">si</text:span><text:span text:style-name="T33_24"><text:s/></text:span><text:span text:style-name="T33_25">elle</text:span><text:span text:style-name="T33_26"><text:s/></text:span><text:span text:style-name="T33_27">le</text:span><text:span text:style-name="T33_28"><text:s/></text:span><text:span text:style-name="T33_29">souhaite</text:span><text:span text:style-name="T33_30">.</text:span></text:p>
      <text:p text:style-name="P34"/>
      <text:h text:style-name="P35" text:outline-level="10"><text:bookmark-start text:name="h.nfq4dz8ucts3"/><text:bookmark-end text:name="h.nfq4dz8ucts3"/><text:span text:style-name="T35_1">Délais</text:span></text:h>
      <text:p text:style-name="P3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7"><text:span text:style-name="T37_1">Livraison</text:span></text:p>
          </table:table-cell>
          <table:table-cell table:style-name="Cell2">
            <text:p text:style-name="P38"><text:span text:style-name="T38_1">Date</text:span></text:p>
          </table:table-cell>
          <table:table-cell table:style-name="Cell3">
            <text:p text:style-name="P39"><text:span text:style-name="T39_1">%<text:s/></text:span><text:span text:style-name="T39_2">d</text:span><text:span text:style-name="T39_3">’</text:span><text:span text:style-name="T39_4">avancement</text:span><text:span text:style-name="T39_5"><text:s/></text:span><text:span text:style-name="T39_6">du</text:span><text:span text:style-name="T39_7"><text:s/></text:span><text:span text:style-name="T39_8">projet</text:span></text:p>
          </table:table-cell>
        </table:table-row>
        <table:table-row table:style-name="Row2">
          <table:table-cell table:style-name="Cell4">
            <text:p text:style-name="P40"><text:span text:style-name="T40_1">Initiale</text:span></text:p>
          </table:table-cell>
          <table:table-cell table:style-name="Cell5">
            <text:p text:style-name="P41"><text:span text:style-name="T41_1">20<text:s/></text:span><text:span text:style-name="T41_2">Mars</text:span><text:span text:style-name="T41_3"><text:s/>2016</text:span></text:p>
          </table:table-cell>
          <table:table-cell table:style-name="Cell6">
            <text:p text:style-name="P42"><text:span text:style-name="T42_1">35</text:span></text:p>
          </table:table-cell>
        </table:table-row>
        <table:table-row table:style-name="Row3">
          <table:table-cell table:style-name="Cell7">
            <text:p text:style-name="P43"><text:span text:style-name="T43_1">Intermédiaire</text:span></text:p>
          </table:table-cell>
          <table:table-cell table:style-name="Cell8">
            <text:p text:style-name="P44"><text:span text:style-name="T44_1">16<text:s/></text:span><text:span text:style-name="T44_2">Mai</text:span><text:span text:style-name="T44_3"><text:s/>2016</text:span></text:p>
          </table:table-cell>
          <table:table-cell table:style-name="Cell9">
            <text:p text:style-name="P45"><text:span text:style-name="T45_1">70</text:span></text:p>
          </table:table-cell>
        </table:table-row>
        <table:table-row table:style-name="Row4">
          <table:table-cell table:style-name="Cell10">
            <text:p text:style-name="P46"><text:span text:style-name="T46_1">Intermédiaire</text:span></text:p>
          </table:table-cell>
          <table:table-cell table:style-name="Cell11">
            <text:p text:style-name="P47"><text:span text:style-name="T47_1">18<text:s/></text:span><text:span text:style-name="T47_2">Juin</text:span><text:span text:style-name="T47_3"><text:s/>2016</text:span></text:p>
          </table:table-cell>
          <table:table-cell table:style-name="Cell12">
            <text:p text:style-name="P48"><text:span text:style-name="T48_1">95</text:span></text:p>
          </table:table-cell>
        </table:table-row>
        <table:table-row table:style-name="Row5">
          <table:table-cell table:style-name="Cell13">
            <text:p text:style-name="P49"><text:span text:style-name="T49_1">Finale</text:span><text:span text:style-name="T49_2"><text:s/>-<text:s/></text:span><text:span text:style-name="T49_3">MEP</text:span><text:span text:style-name="T49_4">*</text:span></text:p>
          </table:table-cell>
          <table:table-cell table:style-name="Cell14">
            <text:p text:style-name="P50"><text:span text:style-name="T50_1">01<text:s/></text:span><text:span text:style-name="T50_2">Juillet</text:span><text:span text:style-name="T50_3"><text:s/>2016</text:span></text:p>
          </table:table-cell>
          <table:table-cell table:style-name="Cell15">
            <text:p text:style-name="P51"><text:span text:style-name="T51_1">100</text:span></text:p>
          </table:table-cell>
        </table:table-row>
      </table:table>
      <text:p text:style-name="P52"/>
      <text:p text:style-name="P53"><text:span text:style-name="T53_1">*<text:s/></text:span><text:span text:style-name="T53_2">Mise</text:span><text:span text:style-name="T53_3"><text:s/></text:span><text:span text:style-name="T53_4">en</text:span><text:span text:style-name="T53_5"><text:s/></text:span><text:span text:style-name="T53_6">production</text:span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h text:style-name="P64" text:outline-level="10"><text:bookmark-start text:name="h.amausd7reqki"/><text:bookmark-end text:name="h.amausd7reqki"/><text:span text:style-name="T64_1">Engagement</text:span></text:h>
      <text:p text:style-name="P65"/>
      <text:p text:style-name="P66"><text:span text:style-name="T66_1">Le</text:span><text:span text:style-name="T66_2"><text:s/></text:span><text:span text:style-name="T66_3">référent</text:span><text:span text:style-name="T66_4"><text:s/></text:span><text:span text:style-name="T66_5">interne</text:span><text:span text:style-name="T66_6"><text:s/></text:span><text:span text:style-name="T66_7">s</text:span><text:span text:style-name="T66_8">’</text:span><text:span text:style-name="T66_9">engage</text:span><text:span text:style-name="T66_10"><text:s/></text:span><text:span text:style-name="T66_11">à</text:span><text:span text:style-name="T66_12"><text:s/></text:span><text:span text:style-name="T66_13">répondre</text:span><text:span text:style-name="T66_14"><text:s/></text:span><text:span text:style-name="T66_15">aux</text:span><text:span text:style-name="T66_16"><text:s/></text:span><text:span text:style-name="T66_17">questions</text:span><text:span text:style-name="T66_18"><text:s/></text:span><text:span text:style-name="T66_19">envoyées</text:span><text:span text:style-name="T66_20"><text:s/></text:span><text:span text:style-name="T66_21">par</text:span><text:span text:style-name="T66_22"><text:s/></text:span><text:span text:style-name="T66_23">voie</text:span><text:span text:style-name="T66_24"><text:s/></text:span><text:span text:style-name="T66_25">électronique</text:span><text:span text:style-name="T66_26"><text:s/></text:span><text:span text:style-name="T66_27">afin</text:span><text:span text:style-name="T66_28"><text:s/></text:span><text:span text:style-name="T66_29">d</text:span><text:span text:style-name="T66_30">’</text:span><text:span text:style-name="T66_31">améliorer</text:span><text:span text:style-name="T66_32"><text:s/></text:span><text:span text:style-name="T66_33">la</text:span><text:span text:style-name="T66_34"><text:s/></text:span><text:span text:style-name="T66_35">communication</text:span><text:span text:style-name="T66_36"><text:s/></text:span><text:span text:style-name="T66_37">et</text:span><text:span text:style-name="T66_38"><text:s/></text:span><text:span text:style-name="T66_39">l</text:span><text:span text:style-name="T66_40">’</text:span><text:span text:style-name="T66_41">avancement</text:span><text:span text:style-name="T66_42"><text:s/></text:span><text:span text:style-name="T66_43">du</text:span><text:span text:style-name="T66_44"><text:s/></text:span><text:span text:style-name="T66_45">projet</text:span><text:span text:style-name="T66_46"><text:s/></text:span><text:span text:style-name="T66_47">réalisé</text:span><text:span text:style-name="T66_48"><text:s/></text:span><text:span text:style-name="T66_49">par</text:span><text:span text:style-name="T66_50"><text:s/></text:span><text:span text:style-name="T66_51">les</text:span><text:span text:style-name="T66_52"><text:s/></text:span><text:span text:style-name="T66_53">étudiants</text:span><text:span text:style-name="T66_54"><text:s/></text:span><text:span text:style-name="T66_55">de</text:span><text:span text:style-name="T66_56"><text:s/></text:span><text:span text:style-name="T66_57">l</text:span><text:span text:style-name="T66_58">’</text:span><text:span text:style-name="T66_59">ESGI</text:span><text:span text:style-name="T66_60">.<text:line-break/></text:span><text:span text:style-name="T66_61">Il</text:span><text:span text:style-name="T66_62"><text:s/></text:span><text:span text:style-name="T66_63">s</text:span><text:span text:style-name="T66_64">’</text:span><text:span text:style-name="T66_65">engage</text:span><text:span text:style-name="T66_66"><text:s/></text:span><text:span text:style-name="T66_67">également</text:span><text:span text:style-name="T66_68"><text:s/></text:span><text:span text:style-name="T66_69">à</text:span><text:span text:style-name="T66_70"><text:s/></text:span><text:span text:style-name="T66_71">participer</text:span><text:span text:style-name="T66_72"><text:s/></text:span><text:span text:style-name="T66_73">à</text:span><text:span text:style-name="T66_74"><text:s/></text:span><text:span text:style-name="T66_75">la</text:span><text:span text:style-name="T66_76"><text:s/></text:span><text:span text:style-name="T66_77">soutenance</text:span><text:span text:style-name="T66_78"><text:s/></text:span><text:span text:style-name="T66_79">des</text:span><text:span text:style-name="T66_80"><text:s/></text:span><text:span text:style-name="T66_81">étudiants</text:span><text:span text:style-name="T66_82"><text:s/></text:span><text:span text:style-name="T66_83">lors</text:span><text:span text:style-name="T66_84"><text:s/></text:span><text:span text:style-name="T66_85">de</text:span><text:span text:style-name="T66_86"><text:s/></text:span><text:span text:style-name="T66_87">leur</text:span><text:span text:style-name="T66_88"><text:s/></text:span><text:span text:style-name="T66_89">présentation</text:span><text:span text:style-name="T66_90"><text:s/></text:span><text:span text:style-name="T66_91">qui</text:span><text:span text:style-name="T66_92"><text:s/></text:span><text:span text:style-name="T66_93">se</text:span><text:span text:style-name="T66_94"><text:s/></text:span><text:span text:style-name="T66_95">déroulera</text:span><text:span text:style-name="T66_96"><text:s/></text:span><text:span text:style-name="T66_97">entre</text:span><text:span text:style-name="T66_98"><text:s/></text:span><text:span text:style-name="T66_99">Juin</text:span><text:span text:style-name="T66_100"><text:s/></text:span><text:span text:style-name="T66_101">et</text:span><text:span text:style-name="T66_102"><text:s/></text:span><text:span text:style-name="T66_103">Juillet</text:span><text:span text:style-name="T66_104"><text:s/>2016.<text:line-break/></text:span></text:p>
      <text:p text:style-name="P67"/>
      <text:p text:style-name="P68"><text:span text:style-name="T68_1">Signature</text:span><text:span text:style-name="T68_2"><text:s/></text:span><text:span text:style-name="T68_3">du</text:span><text:span text:style-name="T68_4"><text:s/></text:span><text:span text:style-name="T68_5">référent</text:span><text:span text:style-name="T68_6"><text:s/></text:span><text:span text:style-name="T68_7">interne</text:span><text:span text:style-name="T68_8"><text:s/></text:span><text:span text:style-name="T68_9">de</text:span><text:span text:style-name="T68_10"><text:s/></text:span><text:span text:style-name="T68_11">la</text:span><text:span text:style-name="T68_12"><text:s/></text:span><text:span text:style-name="T68_13">structure</text:span><text:span text:style-name="T68_14"><text:tab/><text:line-break/></text:span><text:span text:style-name="T68_15">précédé</text:span><text:span text:style-name="T68_16"><text:s/></text:span><text:span text:style-name="T68_17">de</text:span><text:span text:style-name="T68_18"><text:s/></text:span><text:span text:style-name="T68_19">la</text:span><text:span text:style-name="T68_20"><text:s/></text:span><text:span text:style-name="T68_21">mention</text:span><text:span text:style-name="T68_22"><text:s/>“</text:span><text:span text:style-name="T68_23">Lu</text:span><text:span text:style-name="T68_24"><text:s/></text:span><text:span text:style-name="T68_25">et</text:span><text:span text:style-name="T68_26"><text:s/></text:span><text:span text:style-name="T68_27">approuvé</text:span><text:span text:style-name="T68_28">”<text:s/>:</text:span><text:span text:style-name="T68_29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❖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➢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49cm" fo:padding-bottom="0cm" fo:margin-bottom="2.54cm" fo:padding-left="0cm" fo:margin-left="2.011cm" fo:padding-right="0cm" fo:margin-right="2.752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Title" style:master-page-name="Standard">
      <style:paragraph-properties fo:text-align="right" fo:break-before="auto" fo:line-height="115%" fo:margin-right="-1.746cm" style:writing-mode="lr-tb"/>
    </style:style>
    <style:style style:name="FR1" style:family="graphic" style:parent-style-name="Title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master-styles>
    <style:master-page style:name="Standard" style:page-layout-name="pm1">
      <style:header>
        <text:p text:style-name="P1"><text:bookmark-start text:name="h.nbzxxzbav5mw"/><text:bookmark-end text:name="h.nbzxxzbav5mw"/><draw:frame svg:x="0cm" svg:y="0cm" svg:width="3.474cm" svg:height="2.421cm" draw:style-name="FR1" text:anchor-type="as-char" draw:z-index="0"><draw:image xlink:href="Pictures/image1.jpeg" xlink:type="simple" xlink:show="embed" xlink:actuate="onLoad"/><svg:desc>ESGI_master_logo.jpg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